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style:font-name="Arial" fo:font-size="12pt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line-height="150%"/>
      <style:text-properties style:font-name="Arial" fo:font-size="14pt" style:font-size-asian="14pt" style:font-size-complex="14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Preformatted_20_Text">
      <style:paragraph-properties fo:line-height="150%" fo:text-align="center" style:justify-single-word="false"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margin-left="8.308cm" fo:margin-right="0cm" fo:line-height="150%" fo:text-indent="0cm" style:auto-text-indent="false"/>
      <style:text-properties style:font-name="Arial" fo:font-size="12pt" style:font-size-asian="12pt" style:font-size-complex="12pt"/>
    </style:style>
    <style:style style:name="P8" style:family="paragraph" style:parent-style-name="Preformatted_20_Text">
      <style:paragraph-properties fo:margin-left="8.308cm" fo:margin-right="0cm" fo:line-height="100%" fo:text-align="justify" style:justify-single-word="false" fo:text-indent="0cm" style:auto-text-indent="false">
        <style:tab-stops>
          <style:tab-stop style:position="7.541cm"/>
          <style:tab-stop style:position="9.128cm"/>
        </style:tab-stops>
      </style:paragraph-properties>
      <style:text-properties style:font-name="Arial" fo:font-size="10pt" style:font-size-asian="10pt" style:font-size-complex="10pt"/>
    </style:style>
    <style:style style:name="P9" style:family="paragraph" style:parent-style-name="Preformatted_20_Text">
      <style:paragraph-properties fo:margin-left="8.308cm" fo:margin-right="0cm" fo:line-height="100%" fo:text-align="start" style:justify-single-word="false" fo:text-indent="0cm" style:auto-text-indent="false">
        <style:tab-stops>
          <style:tab-stop style:position="7.541cm"/>
          <style:tab-stop style:position="9.128cm"/>
        </style:tab-stops>
      </style:paragraph-properties>
      <style:text-properties style:font-name="Arial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TUIUTI DO PARANÁ</text:p>
      <text:p text:style-name="P3">Evandro Klimpel Balmant</text:p>
      <text:p text:style-name="P3">Wilian Fernando Stanck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3">CRM COM PROSPECÇÃO DE </text:span><text:span text:style-name="T2">LEADS </text:span><text:span text:style-name="T3">EM REDES SOCIAI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URITIBA</text:p>
      <text:p text:style-name="P2">2011</text:p>
      <text:p text:style-name="P6">Evandro Klimpel Balmant</text:p>
      <text:p text:style-name="P3">Wilian Fernando Stancke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3">CRM COM PROSPECÇÃO DE<text:span text:style-name="T1"> LEADS</text:span> EM REDES SOCIAIS</text:p>
      <text:p text:style-name="P4"/>
      <text:p text:style-name="P1"/>
      <text:p text:style-name="P1"/>
      <text:p text:style-name="P1"/>
      <text:p text:style-name="P8">Trabalho apresentado à disciplina de<text:tab/> <text:s text:c="15"/>Projeto Interdisciplinar V do Curso Superior de Tecnologia em Análise e Desenvolvimento de Sistemas da Universidade Tuiuti do Paraná.</text:p>
      <text:p text:style-name="P9">Professores: Angela Zatti e Márcio Akyama</text:p>
      <text:p text:style-name="P7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CURITIBA</text:p>
      <text:p text:style-name="P2">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ncke </meta:initial-creator>
    <meta:creation-date>2011-05-03T14:28:33</meta:creation-date>
    <dc:date>2011-08-19T14:12:05</dc:date>
    <dc:creator>Evandro Balmant</dc:creator>
    <meta:editing-duration>PT17M50S</meta:editing-duration>
    <meta:editing-cycles>7</meta:editing-cycles>
    <meta:generator>LibreOffice/3.3$Unix LibreOffice_project/330m19$Build-202</meta:generator>
    <meta:document-statistic meta:table-count="0" meta:image-count="0" meta:object-count="0" meta:page-count="2" meta:paragraph-count="13" meta:word-count="66" meta:character-count="460"/>
  </office:meta>
</office:document-meta>
</file>